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70000019994452F2E69093722.png" manifest:media-type="image/png"/>
  <manifest:file-entry manifest:full-path="Pictures/10000000000002910000011DDB67C47F41C536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18285" draw:textarea-horizontal-align="justify" draw:textarea-vertical-align="middle" draw:auto-grow-height="false" fo:min-height="2.134cm" fo:min-width="11.73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26cm" fo:min-width="11.661cm"/>
    </style:style>
    <style:style style:name="P1" style:family="paragraph">
      <style:paragraph-properties fo:text-align="center"/>
    </style:style>
    <style:style style:name="P2" style:family="paragraph">
      <style:paragraph-properties fo:margin-left="4.445cm" fo:margin-right="0cm" fo:text-align="center" fo:text-indent="0cm">
        <style:tab-stops>
          <style:tab-stop style:position="0cm"/>
        </style:tab-stops>
      </style:paragraph-properties>
      <style:text-properties style:font-name="DejaVu Sans"/>
    </style:style>
    <style:style style:name="P3" style:family="paragraph">
      <loext:graphic-properties draw:fill="solid" draw:fill-color="#818285"/>
      <style:paragraph-properties fo:margin-left="4.445cm" fo:margin-right="0cm" fo:text-align="center" fo:text-indent="0cm">
        <style:tab-stops>
          <style:tab-stop style:position="0cm"/>
        </style:tab-stops>
      </style:paragraph-properties>
      <style:text-properties style:font-name="DejaVu San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26pt" style:font-size-asian="26pt" style:font-size-complex="26pt"/>
    </style:style>
    <style:style style:name="T2" style:family="text">
      <style:text-properties style:font-name="DejaVu Sans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56cm" svg:height="3.175cm" svg:x="2.844cm" svg:y="6.825cm">
          <draw:image xlink:href="Pictures/10000000000002970000019994452F2E69093722.png" xlink:type="simple" xlink:show="embed" xlink:actuate="onLoad">
            <text:p/>
          </draw:image>
        </draw:frame>
        <draw:g>
          <draw:custom-shape draw:style-name="gr2" draw:text-style-name="P3" draw:layer="layout" svg:width="12.395cm" svg:height="2.54cm" svg:x="2.27cm" svg:y="2.27cm">
            <text:p text:style-name="P2"><text:span text:style-name="T1">6502 Compiler</text:span></text:p>
            <text:p text:style-name="P2"><text:span text:style-name="T2">©2018 Ohio Divide Software</text:span></text:p>
            <draw:enhanced-geometry svg:viewBox="0 0 21600 21600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4.394cm" svg:height="1.905cm" svg:x="2.585cm" svg:y="2.6cm">
            <draw:image xlink:href="Pictures/10000000000002910000011DDB67C47F41C53626.png" xlink:type="simple" xlink:show="embed" xlink:actuate="onLoad">
              <text:p/>
            </draw:image>
          </draw:frame>
        </draw:g>
        <draw:custom-shape draw:style-name="gr3" draw:text-style-name="P4" draw:layer="layout" svg:width="12.395cm" svg:height="3.81cm" svg:x="2.27cm" svg:y="6.471cm">
          <text:p/>
          <draw:enhanced-geometry svg:viewBox="0 0 21600 21600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666666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M36S</meta:editing-duration>
    <meta:editing-cycles>4</meta:editing-cycles>
    <meta:generator>LibreOffice/5.4.4.2$Windows_X86_64 LibreOffice_project/2524958677847fb3bb44820e40380acbe820f960</meta:generator>
    <dc:date>2018-03-17T21:03:00.461000000</dc:date>
    <meta:document-statistic meta:object-count="5"/>
  </office:meta>
</office:document-meta>
</file>